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No modelo conceptual não existe chaves estrangeira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é Miguel Monteiro Da Rocha</meta:initial-creator>
    <dc:creator/>
    <meta:creation-date>2025-04-08T08:16:00Z</meta:creation-date>
    <meta:template xlink:href="Normal" xlink:type="simple"/>
    <meta:editing-cycles>1</meta:editing-cycles>
    <meta:editing-duration>PT2040S</meta:editing-duration>
    <meta:document-statistic meta:page-count="1" meta:paragraph-count="1" meta:word-count="8" meta:character-count="51" meta:row-count="1" meta:non-whitespace-character-count="44"/>
  </office:meta>
</office:document-meta>
</file>